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Period</text:p>
          </table:table-cell>
          <table:table-cell table:formula="of:=72000000" office:value-type="float" office:value="72000000" calcext:value-type="float">
            <text:p>7200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Periodo min</text:p>
          </table:table-cell>
          <table:table-cell office:value-type="string" calcext:value-type="string">
            <text:p>Periodo 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1/([.B2]/([.B5]))" office:value-type="float" office:value="0.00000076388888888889" calcext:value-type="float">
            <text:p>7.63888888888889E-07</text:p>
          </table:table-cell>
          <table:table-cell table:formula="of:=[.C5]*65535" office:value-type="float" office:value="0.0500614583333333" calcext:value-type="float">
            <text:p>0.0500614583333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q Max</text:p>
          </table:table-cell>
          <table:table-cell office:value-type="string" calcext:value-type="string">
            <text:p>Freq Min</text:p>
          </table:table-cell>
          <table:table-cell table:number-columns-repeated="2"/>
          <table:table-cell office:value-type="string" calcext:value-type="string">
            <text:p>PSC</text:p>
          </table:table-cell>
          <table:table-cell table:formula="of:=[.B5]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1/[.C5]" office:value-type="float" office:value="1309090.90909091" calcext:value-type="float">
            <text:p>1.31E+06</text:p>
          </table:table-cell>
          <table:table-cell table:formula="of:=1/[.D5]" office:value-type="float" office:value="19.9754468465844" calcext:value-type="float">
            <text:p>19.9754468465844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office:value-type="string" calcext:value-type="string">
            <text:p>AR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Hz</text:p>
          </table:table-cell>
          <table:table-cell table:formula="of:=1/20" office:value-type="float" office:value="0.05" calcext:value-type="float">
            <text:p>0.05</text:p>
          </table:table-cell>
          <table:table-cell table:formula="of:=[.H8]/[.$C$5]" office:value-type="float" office:value="65454.5454545455" calcext:value-type="float">
            <text:p>65454.54545454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Hz</text:p>
          </table:table-cell>
          <table:table-cell table:formula="of:=1/50" office:value-type="float" office:value="0.02" calcext:value-type="float">
            <text:p>0.02</text:p>
          </table:table-cell>
          <table:table-cell table:formula="of:=[.H9]/[.$C$5]" office:value-type="float" office:value="26181.8181818182" calcext:value-type="float">
            <text:p>26181.81818181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0Hz</text:p>
          </table:table-cell>
          <table:table-cell table:formula="of:=1/100" office:value-type="float" office:value="0.01" calcext:value-type="float">
            <text:p>0.01</text:p>
          </table:table-cell>
          <table:table-cell table:formula="of:=[.H10]/[.$C$5]" office:value-type="float" office:value="13090.9090909091" calcext:value-type="float">
            <text:p>13090.90909090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KHz</text:p>
          </table:table-cell>
          <table:table-cell table:formula="of:=1/1000" office:value-type="float" office:value="0.001" calcext:value-type="float">
            <text:p>0.001</text:p>
          </table:table-cell>
          <table:table-cell table:formula="of:=[.H11]/[.$C$5]" office:value-type="float" office:value="1309.09090909091" calcext:value-type="float">
            <text:p>1309.090909090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KHz</text:p>
          </table:table-cell>
          <table:table-cell table:formula="of:=1/10000" office:value-type="float" office:value="0.0001" calcext:value-type="float">
            <text:p>0.0001</text:p>
          </table:table-cell>
          <table:table-cell table:formula="of:=[.H12]/[.$C$5]" office:value-type="float" office:value="130.909090909091" calcext:value-type="float">
            <text:p>130.909090909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7:56:13.268526878</meta:creation-date>
    <dc:date>2023-09-07T19:31:43.040783495</dc:date>
    <meta:editing-duration>PT1H5M30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